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ASONS TO GIVE THANKS (136:1-2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REASONS TO GIVE THANKS (136:1-26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Because of God's goodness (136:1, 26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Because of his uniqueness (136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Because of his miracles (136:4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Because of his creative works (136:5-9, 25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Because of his creative works (136:5-9, 25)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He made all nonliving things (136:5-9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He cares for all living things (136:25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REASONS TO GIVE THANKS (136:1-26)<text:s text:c="1"/></text:span><text:span text:style-name="a478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Because of God's goodness (136:1, 26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Because of his uniqueness (136:2-3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Because of his miracles (136:4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Because of his creative works (136:5-9, 25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Because of his relationship to Israel (136:10-24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<text:s text:c="1"/>Because of his relationship to Israel (136:10-24)<text:s text:c="1"/></text:span><text:span text:style-name="a502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He performed miracles to get his people out of Egypt (136:10-16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He brought his people into Canaan (136:17-24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THE REASONS TO GIVE THANKS (136:1-26)<text:s text:c="1"/></text:span><text:span text:style-name="a517" text:class-names=""/></text:p>
          </draw:text-box>
          <svg:title/>
          <svg:desc/>
        </draw:frame>
        <draw:frame draw:id="id94" presentation:style-name="a538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Because of God's goodness (136:1, 26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Because of his uniqueness (136:2-3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Because of his miracles (136:4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Because of his creative works (136:5-9, 25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Because of his relationship to Israel (136:10-24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7" draw:style-name="a539" draw:master-page-name="Master1-Layout12-tx-Title-and-Text" presentation:presentation-page-layout-name="Master1-PPL12" draw:id="Slide-262">
        <draw:frame draw:id="id95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PSALM 136<text:s text:c="1"/></text:span><text:span text:style-name="a541" text:class-names=""/></text:p>
          </draw:text-box>
          <svg:title/>
          <svg:desc/>
        </draw:frame>
        <draw:frame draw:id="id96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THE REASONS TO GIVE THANKS (136:1-26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THE REFRAIN FOR GIVING THANKS (136:1-26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6 </dc:title>
    <meta:initial-creator>David STRICKLAND</meta:initial-creator>
    <dc:creator>David STRICKLAND</dc:creator>
    <meta:creation-date>2020-02-22T17:39:59Z</meta:creation-date>
    <dc:date>2020-02-22T17:39:59Z</dc:date>
    <meta:template xlink:href="BibleStudy" xlink:type="simple"/>
    <meta:editing-cycles>1</meta:editing-cycles>
    <meta:editing-duration>PT0S</meta:editing-duration>
    <meta:document-statistic meta:paragraph-count="28" meta:word-count="247"/>
  </office:meta>
</office:document-meta>
</file>